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3.198cm"/>
    </style:style>
    <style:style style:name="Tabla1.B" style:family="table-column">
      <style:table-column-properties style:column-width="14.397cm"/>
    </style:style>
    <style:style style:name="Tabla1.1" style:family="table-row">
      <style:table-row-properties fo:background-color="#ffffff">
        <style:background-image/>
      </style:table-row-properties>
    </style:style>
    <style:style style:name="Tabla1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la1.3" style:family="table-row">
      <style:table-row-properties fo:background-color="#f6f8fa">
        <style:background-image/>
      </style:table-row-properties>
    </style:style>
    <style:style style:name="Tabla2" style:family="table">
      <style:table-properties style:width="17.595cm" fo:margin-left="0cm" table:align="left"/>
    </style:style>
    <style:style style:name="Tabla2.A" style:family="table-column">
      <style:table-column-properties style:column-width="3.11cm"/>
    </style:style>
    <style:style style:name="Tabla2.B" style:family="table-column">
      <style:table-column-properties style:column-width="14.485cm"/>
    </style:style>
    <style:style style:name="Tabla2.1" style:family="table-row">
      <style:table-row-properties fo:background-color="#ffffff">
        <style:background-image/>
      </style:table-row-properties>
    </style:style>
    <style:style style:name="Tabla2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la2.3" style:family="table-row">
      <style:table-row-properties fo:background-color="#f6f8fa">
        <style:background-image/>
      </style:table-row-properties>
    </style:style>
    <style:style style:name="P1" style:family="paragraph" style:parent-style-name="Standard">
      <style:text-properties style:font-name="Liberation Serif" fo:font-size="11pt" style:font-size-asian="11pt" style:font-size-complex="11pt"/>
    </style:style>
    <style:style style:name="P2" style:family="paragraph" style:parent-style-name="Standard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Text_20_body">
      <style:text-properties officeooo:paragraph-rsid="003460d9"/>
    </style:style>
    <style:style style:name="P5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 officeooo:paragraph-rsid="0016ea84"/>
    </style:style>
    <style:style style:name="P8" style:family="paragraph" style:parent-style-name="Text_20_body">
      <style:paragraph-properties fo:margin-left="0cm" fo:margin-right="0cm" fo:margin-top="0cm" fo:margin-bottom="0.423cm" style:contextual-spacing="false" fo:text-align="justify" style:justify-single-word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9" style:family="paragraph" style:parent-style-name="Text_20_body">
      <style:paragraph-properties fo:margin-left="0cm" fo:margin-right="0cm" fo:margin-top="0cm" fo:margin-bottom="0.423cm" style:contextual-spacing="false" fo:text-align="justify" style:justify-single-word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 officeooo:paragraph-rsid="00365804"/>
    </style:style>
    <style:style style:name="P10" style:family="paragraph" style:parent-style-name="Text_20_body">
      <style:paragraph-properties fo:margin-left="0cm" fo:margin-right="0cm" fo:margin-top="0cm" fo:margin-bottom="0.423cm" style:contextual-spacing="false" fo:text-align="justify" style:justify-single-word="false" fo:orphans="2" fo:widows="2" fo:text-indent="0cm" style:auto-text-indent="false"/>
    </style:style>
    <style:style style:name="P1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320750"/>
    </style:style>
    <style:style style:name="P1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3548ce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officeooo:paragraph-rsid="0012ca07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officeooo:paragraph-rsid="001fbd00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officeooo:paragraph-rsid="00214086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officeooo:paragraph-rsid="003e0013"/>
    </style:style>
    <style:style style:name="P19" style:family="paragraph" style:parent-style-name="Text_20_body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</style:style>
    <style:style style:name="P20" style:family="paragraph" style:parent-style-name="Text_20_body" style:list-style-name="L1">
      <style:paragraph-properties fo:margin-top="0cm" fo:margin-bottom="0.423cm" style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paragraph-rsid="0018a58f"/>
    </style:style>
    <style:style style:name="P21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22" style:family="paragraph" style:parent-style-name="Table_20_Contents">
      <style:paragraph-properties fo:margin-left="0cm" fo:margin-right="0cm" fo:margin-top="0cm" fo:margin-bottom="0cm" style:contextual-spacing="false" fo:text-align="justify" style:justify-single-word="false" fo:text-indent="0cm" style:auto-text-indent="false"/>
    </style:style>
    <style:style style:name="P23" style:family="paragraph" style:parent-style-name="Table_20_Contents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officeooo:paragraph-rsid="003bc083"/>
    </style:style>
    <style:style style:name="P24" style:family="paragraph" style:parent-style-name="Table_20_Heading">
      <style:text-properties style:font-name="Liberation Serif" fo:font-weight="bold"/>
    </style:style>
    <style:style style:name="P25" style:family="paragraph" style:parent-style-name="Table_20_Heading">
      <style:text-properties style:font-name="Liberation Serif" fo:font-size="2pt" style:font-size-asian="2pt" style:font-size-complex="2pt"/>
    </style:style>
    <style:style style:name="P26" style:family="paragraph" style:parent-style-name="Heading_20_2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fo:font-variant="normal" fo:text-transform="none" fo:color="#24292e" style:font-name="apple-system" fo:letter-spacing="normal" fo:font-style="normal" fo:font-weight="bold"/>
    </style:style>
    <style:style style:name="P27" style:family="paragraph" style:parent-style-name="Heading_20_2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fo:font-variant="normal" fo:text-transform="none" fo:color="#24292e" style:font-name="apple-system" fo:font-size="16pt" fo:letter-spacing="normal" fo:font-style="normal" fo:font-weight="bold" style:font-size-asian="16pt" style:font-size-complex="16pt"/>
    </style:style>
    <style:style style:name="P28" style:family="paragraph" style:parent-style-name="Heading_20_2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</style:style>
    <style:style style:name="P29" style:family="paragraph" style:parent-style-name="Quotations">
      <style:paragraph-properties fo:margin-left="1cm" fo:margin-right="1cm" fo:margin-top="0cm" fo:margin-bottom="0cm" style:contextual-spacing="false" fo:text-align="justify" style:justify-single-word="false" fo:orphans="2" fo:widows="2" fo:text-indent="0cm" style:auto-text-indent="false" fo:padding-left="0.049cm" fo:padding-right="0cm" fo:padding-top="0cm" fo:padding-bottom="0cm" fo:border-left="0.51pt solid #dfe2e5" fo:border-right="none" fo:border-top="none" fo:border-bottom="none"/>
      <style:text-properties officeooo:paragraph-rsid="000fa0f9"/>
    </style:style>
    <style:style style:name="P30" style:family="paragraph" style:parent-style-name="Preformatted_20_Text">
      <style:paragraph-properties fo:margin-left="0cm" fo:margin-right="0cm" fo:margin-top="0cm" fo:margin-bottom="0cm" style:contextual-spacing="false" fo:line-height="145%" fo:orphans="2" fo:widows="2" fo:text-indent="0cm" style:auto-text-indent="false" fo:background-color="#f6f8fa" fo:padding="0cm" fo:border="none">
        <style:background-image/>
      </style:paragraph-properties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31" style:family="paragraph" style:parent-style-name="Preformatted_20_Text">
      <style:paragraph-properties fo:margin-left="0cm" fo:margin-right="0cm" fo:margin-top="0cm" fo:margin-bottom="0cm" style:contextual-spacing="false" fo:line-height="145%" fo:orphans="2" fo:widows="2" fo:text-indent="0cm" style:auto-text-indent="false" fo:background-color="#f6f8fa" fo:padding="0cm" fo:border="none">
        <style:background-image/>
      </style:paragraph-properties>
      <style:text-properties fo:font-variant="normal" fo:text-transform="none" fo:color="#6a737d" style:font-name="SFMono-Regular" fo:font-size="9.75pt" fo:letter-spacing="normal" fo:font-style="normal" fo:font-weight="normal" officeooo:paragraph-rsid="001a3be1"/>
    </style:style>
    <style:style style:name="P32" style:family="paragraph" style:parent-style-name="Preformatted_20_Text">
      <style:paragraph-properties fo:margin-left="0cm" fo:margin-right="0cm" fo:margin-top="0cm" fo:margin-bottom="0cm" style:contextual-spacing="false" fo:line-height="145%" fo:orphans="2" fo:widows="2" fo:text-indent="0cm" style:auto-text-indent="false" fo:background-color="#f6f8fa" fo:padding="0cm" fo:border="none">
        <style:background-image/>
      </style:paragraph-properties>
    </style:style>
    <style:style style:name="P33" style:family="paragraph" style:parent-style-name="Preformatted_20_Text">
      <style:paragraph-properties fo:margin-top="0cm" fo:margin-bottom="0cm" style:contextual-spacing="false" fo:line-height="145%" fo:orphans="2" fo:widows="2" fo:background-color="#f6f8fa" fo:padding="0cm" fo:border="none">
        <style:background-image/>
      </style:paragraph-properties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34" style:family="paragraph" style:parent-style-name="Preformatted_20_Text">
      <style:paragraph-properties fo:margin-top="0cm" fo:margin-bottom="0cm" style:contextual-spacing="false" fo:line-height="145%" fo:orphans="2" fo:widows="2" fo:background-color="#f6f8fa" fo:padding="0cm" fo:border="none">
        <style:background-image/>
      </style:paragraph-properties>
      <style:text-properties fo:font-variant="normal" fo:text-transform="none" fo:color="#24292e" fo:letter-spacing="normal"/>
    </style:style>
    <style:style style:name="P35" style:family="paragraph" style:parent-style-name="Preformatted_20_Text">
      <style:paragraph-properties fo:margin-top="0cm" fo:margin-bottom="0cm" style:contextual-spacing="false" fo:line-height="145%" fo:orphans="2" fo:widows="2" fo:background-color="#f6f8fa" fo:padding="0cm" fo:border="none">
        <style:background-image/>
      </style:paragraph-properties>
      <style:text-properties fo:font-variant="normal" fo:text-transform="none" fo:color="#6a737d" style:font-name="SFMono-Regular" fo:font-size="9.75pt" fo:letter-spacing="normal" fo:font-style="normal" fo:font-weight="normal" officeooo:paragraph-rsid="001ba404"/>
    </style:style>
    <style:style style:name="P36" style:family="paragraph" style:parent-style-name="Preformatted_20_Text">
      <style:paragraph-properties fo:margin-top="0cm" fo:margin-bottom="0cm" style:contextual-spacing="false" fo:line-height="145%" fo:orphans="2" fo:widows="2" fo:background-color="#f6f8fa" fo:padding="0cm" fo:border="none">
        <style:background-image/>
      </style:paragraph-properties>
      <style:text-properties fo:font-variant="normal" fo:text-transform="none" fo:color="#032f62" fo:letter-spacing="normal"/>
    </style:style>
    <style:style style:name="P37" style:family="paragraph" style:parent-style-name="Preformatted_20_Text">
      <style:paragraph-properties fo:margin-top="0cm" fo:margin-bottom="0cm" style:contextual-spacing="false" fo:line-height="145%" fo:orphans="2" fo:widows="2" fo:background-color="#f6f8fa" fo:padding="0cm" fo:border="none">
        <style:background-image/>
      </style:paragraph-properties>
    </style:style>
    <style:style style:name="P38" style:family="paragraph" style:parent-style-name="Heading_20_3">
      <style:paragraph-properties fo:margin-left="0cm" fo:margin-right="0cm" fo:margin-top="0.635cm" fo:margin-bottom="0.423cm" style:contextual-spacing="false" fo:line-height="125%" fo:orphans="2" fo:widows="2" fo:text-indent="0cm" style:auto-text-indent="false"/>
      <style:text-properties fo:font-variant="normal" fo:text-transform="none" fo:color="#24292e" style:font-name="apple-system" fo:letter-spacing="normal" fo:font-style="normal" fo:font-weight="bold"/>
    </style:style>
    <style:style style:name="P39" style:family="paragraph" style:parent-style-name="Heading_20_1">
      <style:text-properties fo:font-variant="normal" fo:text-transform="none" fo:color="#24292e" style:font-name="apple-system" fo:letter-spacing="normal" fo:font-style="normal" fo:font-weight="bold" officeooo:paragraph-rsid="000ee789"/>
    </style:style>
    <style:style style:name="T1" style:family="text">
      <style:text-properties style:font-name="SFMono-Regular" fo:font-size="9.75pt" fo:padding="0cm" fo:border="none"/>
    </style:style>
    <style:style style:name="T2" style:family="text">
      <style:text-properties style:font-name="SFMono-Regular" fo:font-size="9.75pt" fo:font-style="normal" fo:font-weight="normal"/>
    </style:style>
    <style:style style:name="T3" style:family="text">
      <style:text-properties style:font-name="SFMono-Regular" fo:font-size="9.75pt" fo:font-style="normal" fo:font-weight="normal" officeooo:rsid="0040ecfd"/>
    </style:style>
    <style:style style:name="T4" style:family="text">
      <style:text-properties style:font-name="SFMono-Regular" fo:font-size="9.75pt" fo:font-style="normal" fo:font-weight="normal" officeooo:rsid="00420c38"/>
    </style:style>
    <style:style style:name="T5" style:family="text">
      <style:text-properties style:font-name="SFMono-Regular" fo:font-size="9.75pt" fo:font-style="normal" fo:font-weight="bold" style:font-weight-asian="bold" style:font-weight-complex="bold"/>
    </style:style>
    <style:style style:name="T6" style:family="text">
      <style:text-properties style:font-name="SFMono-Regular" fo:font-size="9.75pt" fo:font-weight="bold" style:font-weight-asian="bold" style:font-weight-complex="bold" fo:padding="0cm" fo:border="none"/>
    </style:style>
    <style:style style:name="T7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8" style:family="text">
      <style:text-properties fo:font-variant="normal" fo:text-transform="none" fo:color="#24292e" style:font-name="apple-system" fo:font-size="12pt" fo:letter-spacing="normal" fo:font-style="normal" fo:font-weight="normal" officeooo:rsid="00132f3d"/>
    </style:style>
    <style:style style:name="T9" style:family="text">
      <style:text-properties fo:font-variant="normal" fo:text-transform="none" fo:color="#24292e" style:font-name="apple-system" fo:font-size="12pt" fo:letter-spacing="normal" fo:font-style="normal" fo:font-weight="normal" officeooo:rsid="001e6830"/>
    </style:style>
    <style:style style:name="T10" style:family="text">
      <style:text-properties fo:font-variant="normal" fo:text-transform="none" fo:color="#24292e" style:font-name="apple-system" fo:font-size="12pt" fo:letter-spacing="normal" fo:font-style="normal" fo:font-weight="normal" officeooo:rsid="001fbd00"/>
    </style:style>
    <style:style style:name="T11" style:family="text">
      <style:text-properties fo:font-variant="normal" fo:text-transform="none" fo:color="#24292e" style:font-name="apple-system" fo:font-size="12pt" fo:letter-spacing="normal" fo:font-style="normal" fo:font-weight="normal" officeooo:rsid="003548ce"/>
    </style:style>
    <style:style style:name="T12" style:family="text">
      <style:text-properties fo:font-variant="normal" fo:text-transform="none" fo:color="#24292e" style:font-name="apple-system" fo:font-size="12pt" fo:letter-spacing="normal" fo:font-style="normal" fo:font-weight="normal" officeooo:rsid="003e0013"/>
    </style:style>
    <style:style style:name="T13" style:family="text">
      <style:text-properties fo:font-variant="normal" fo:text-transform="none" fo:color="#24292e" style:font-name="apple-system" fo:font-size="12pt" fo:letter-spacing="normal" fo:font-style="normal" fo:font-weight="normal" officeooo:rsid="003f2ea5"/>
    </style:style>
    <style:style style:name="T14" style:family="text">
      <style:text-properties fo:font-variant="normal" fo:text-transform="none" fo:color="#24292e" style:font-name="apple-system" fo:font-size="12pt" fo:letter-spacing="normal" fo:font-style="normal" fo:font-weight="bold"/>
    </style:style>
    <style:style style:name="T15" style:family="text">
      <style:text-properties fo:font-variant="normal" fo:text-transform="none" fo:color="#24292e" style:font-name="apple-system" fo:font-size="12pt" fo:letter-spacing="normal" fo:font-style="normal" fo:font-weight="bold" style:font-weight-asian="bold" style:font-weight-complex="bold"/>
    </style:style>
    <style:style style:name="T16" style:family="text">
      <style:text-properties fo:font-variant="normal" fo:text-transform="none" fo:color="#24292e" style:font-name="apple-system" fo:font-size="12pt" fo:letter-spacing="normal" fo:font-style="normal" fo:font-weight="bold" officeooo:rsid="003f2ea5" style:font-weight-asian="bold" style:font-weight-complex="bold"/>
    </style:style>
    <style:style style:name="T17" style:family="text">
      <style:text-properties fo:font-variant="normal" fo:text-transform="none" fo:color="#24292e" style:font-name="apple-system" fo:font-size="12pt" fo:letter-spacing="normal" fo:font-style="normal" fo:font-weight="bold" officeooo:rsid="0026b5ef"/>
    </style:style>
    <style:style style:name="T18" style:family="text">
      <style:text-properties fo:font-variant="normal" fo:text-transform="none" fo:color="#24292e" style:font-name="apple-system" fo:letter-spacing="normal" fo:font-style="normal" fo:font-weight="bold"/>
    </style:style>
    <style:style style:name="T19" style:family="text">
      <style:text-properties fo:font-variant="normal" fo:text-transform="none" fo:color="#24292e" style:font-name="SFMono-Regular" fo:font-size="9.75pt" fo:letter-spacing="normal" fo:font-style="normal" fo:font-weight="normal"/>
    </style:style>
    <style:style style:name="T20" style:family="text">
      <style:text-properties fo:font-variant="normal" fo:text-transform="none" fo:color="#24292e" style:font-name="SFMono-Regular" fo:font-size="9.75pt" fo:letter-spacing="normal" fo:font-style="normal" fo:font-weight="normal" fo:padding="0cm" fo:border="none"/>
    </style:style>
    <style:style style:name="T21" style:family="text">
      <style:text-properties fo:font-variant="normal" fo:text-transform="none" fo:color="#24292e" style:font-name="SFMono-Regular" fo:font-size="9.75pt" fo:letter-spacing="normal" fo:font-style="normal" fo:font-weight="normal" officeooo:rsid="0012ca07" fo:padding="0cm" fo:border="none"/>
    </style:style>
    <style:style style:name="T22" style:family="text">
      <style:text-properties fo:font-variant="normal" fo:text-transform="none" fo:color="#24292e" style:font-name="SFMono-Regular" fo:font-size="9.75pt" fo:letter-spacing="normal" fo:font-style="normal" fo:font-weight="normal" officeooo:rsid="001fbd00" fo:padding="0cm" fo:border="none"/>
    </style:style>
    <style:style style:name="T23" style:family="text">
      <style:text-properties fo:font-variant="normal" fo:text-transform="none" fo:color="#24292e" style:font-name="SFMono-Regular" fo:font-size="9.75pt" fo:letter-spacing="normal" fo:font-style="normal" fo:font-weight="normal" officeooo:rsid="0020c02f" fo:padding="0cm" fo:border="none"/>
    </style:style>
    <style:style style:name="T24" style:family="text">
      <style:text-properties fo:font-variant="normal" fo:text-transform="none" fo:color="#24292e" style:font-name="SFMono-Regular" fo:font-size="9.75pt" fo:letter-spacing="normal" fo:font-style="normal" fo:font-weight="normal" officeooo:rsid="003548ce" fo:padding="0cm" fo:border="none"/>
    </style:style>
    <style:style style:name="T25" style:family="text">
      <style:text-properties fo:font-variant="normal" fo:text-transform="none" fo:color="#24292e" style:font-name="SFMono-Regular" fo:font-size="9.75pt" fo:letter-spacing="normal" fo:font-style="normal" fo:font-weight="bold" style:font-weight-asian="bold" style:font-weight-complex="bold" fo:padding="0cm" fo:border="none"/>
    </style:style>
    <style:style style:name="T26" style:family="text">
      <style:text-properties fo:font-variant="normal" fo:text-transform="none" fo:color="#24292e" style:font-name="SFMono-Regular" fo:font-size="9.75pt" fo:letter-spacing="normal" fo:font-style="normal" fo:font-weight="bold" officeooo:rsid="003548ce" style:font-weight-asian="bold" style:font-weight-complex="bold" fo:padding="0cm" fo:border="none"/>
    </style:style>
    <style:style style:name="T27" style:family="text">
      <style:text-properties fo:font-variant="normal" fo:text-transform="none" fo:color="#24292e" fo:letter-spacing="normal"/>
    </style:style>
    <style:style style:name="T28" style:family="text">
      <style:text-properties fo:font-variant="normal" fo:text-transform="none" fo:color="#24292e" style:font-name="Liberation Serif" fo:font-size="12pt" fo:letter-spacing="normal" fo:font-style="normal" fo:font-weight="normal"/>
    </style:style>
    <style:style style:name="T29" style:family="text">
      <style:text-properties fo:font-variant="normal" fo:text-transform="none" fo:color="#24292e" style:font-name="Liberation Serif" fo:font-size="12pt" fo:letter-spacing="normal" fo:font-style="normal" fo:font-weight="normal" officeooo:rsid="00387622"/>
    </style:style>
    <style:style style:name="T30" style:family="text">
      <style:text-properties fo:font-variant="normal" fo:text-transform="none" fo:color="#24292e" style:font-name="Liberation Serif" fo:font-size="12pt" fo:letter-spacing="normal" fo:font-style="normal" fo:font-weight="normal" officeooo:rsid="0039b1ba"/>
    </style:style>
    <style:style style:name="T31" style:family="text">
      <style:text-properties fo:font-variant="normal" fo:text-transform="none" fo:color="#24292e" style:font-name="Liberation Serif" fo:font-size="12pt" fo:letter-spacing="normal" fo:font-style="normal" fo:font-weight="normal" officeooo:rsid="003d6a8a"/>
    </style:style>
    <style:style style:name="T32" style:family="text">
      <style:text-properties fo:font-variant="normal" fo:text-transform="none" fo:color="#24292e" style:font-name="Liberation Serif" fo:font-size="12pt" fo:letter-spacing="normal" fo:font-style="normal" fo:font-weight="normal" officeooo:rsid="003dfb74"/>
    </style:style>
    <style:style style:name="T33" style:family="text">
      <style:text-properties fo:font-variant="normal" fo:text-transform="none" fo:color="#24292e" style:font-name="Liberation Serif" fo:font-size="12pt" fo:letter-spacing="normal" fo:font-style="normal" fo:font-weight="bold" style:font-weight-asian="bold" style:font-weight-complex="bold"/>
    </style:style>
    <style:style style:name="T34" style:family="text">
      <style:text-properties fo:font-variant="normal" fo:text-transform="none" fo:color="#24292e" style:font-name="Liberation Serif" fo:font-size="12pt" fo:letter-spacing="normal" fo:font-style="normal" fo:font-weight="bold" officeooo:rsid="00387622" style:font-weight-asian="bold" style:font-weight-complex="bold"/>
    </style:style>
    <style:style style:name="T35" style:family="text">
      <style:text-properties fo:font-variant="normal" fo:text-transform="none" fo:color="#24292e" style:font-name="Liberation Serif" fo:font-size="9.75pt" fo:letter-spacing="normal" fo:font-style="normal" fo:font-weight="normal" fo:padding="0cm" fo:border="none"/>
    </style:style>
    <style:style style:name="T36" style:family="text">
      <style:text-properties fo:font-variant="normal" fo:text-transform="none" fo:color="#24292e" style:font-name="Liberation Serif" fo:font-size="9.75pt" fo:letter-spacing="normal" fo:font-style="normal" fo:font-weight="bold" style:font-weight-asian="bold" style:font-weight-complex="bold" fo:padding="0cm" fo:border="none"/>
    </style:style>
    <style:style style:name="T37" style:family="text">
      <style:text-properties fo:font-variant="normal" fo:text-transform="none" fo:color="#24292e" style:font-name="Liberation Serif" fo:font-size="11pt" fo:letter-spacing="normal" fo:font-style="normal" fo:font-weight="normal" style:font-size-asian="11pt" style:font-size-complex="11pt"/>
    </style:style>
    <style:style style:name="T38" style:family="text">
      <style:text-properties fo:font-variant="normal" fo:text-transform="none" fo:color="#24292e" style:font-name="Liberation Serif" fo:font-size="11pt" fo:letter-spacing="normal" fo:font-style="normal" fo:font-weight="bold" style:font-size-asian="11pt" style:font-size-complex="11pt"/>
    </style:style>
    <style:style style:name="T39" style:family="text">
      <style:text-properties fo:font-variant="normal" fo:text-transform="none" fo:color="#24292e" style:font-name="Liberation Serif" fo:font-size="11pt" fo:letter-spacing="normal" fo:font-style="normal" fo:font-weight="bold" style:font-size-asian="11pt" style:font-weight-asian="bold" style:font-size-complex="11pt" style:font-weight-complex="bold" fo:padding="0cm" fo:border="none"/>
    </style:style>
    <style:style style:name="T40" style:family="text">
      <style:text-properties fo:font-variant="normal" fo:text-transform="none" fo:color="#24292e" style:font-name="Liberation Serif" fo:font-size="11pt" fo:letter-spacing="normal" style:font-size-asian="11pt" style:font-size-complex="11pt"/>
    </style:style>
    <style:style style:name="T41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/>
    </style:style>
    <style:style style:name="T42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#ffffff" loext:char-shading-value="0"/>
    </style:style>
    <style:style style:name="T43" style:family="text">
      <style:text-properties fo:font-variant="normal" fo:text-transform="none" fo:color="#0366d6" style:text-line-through-style="none" style:text-line-through-type="none" style:font-name="apple-system" fo:letter-spacing="normal" fo:font-style="normal" style:text-underline-style="none" fo:font-weight="bold" style:text-blinking="false" fo:background-color="transparent" loext:char-shading-value="0"/>
    </style:style>
    <style:style style:name="T44" style:family="text">
      <style:text-properties fo:font-variant="normal" fo:text-transform="none" fo:color="#6a737d" style:font-name="apple-system" fo:font-size="12pt" fo:letter-spacing="normal" fo:font-style="normal" fo:font-weight="normal"/>
    </style:style>
    <style:style style:name="T45" style:family="text">
      <style:text-properties fo:font-variant="normal" fo:text-transform="none" fo:color="#6a737d" style:font-name="apple-system" fo:font-size="12pt" fo:letter-spacing="normal" fo:font-style="normal" fo:font-weight="bold" style:font-weight-asian="bold" style:font-weight-complex="bold"/>
    </style:style>
    <style:style style:name="T46" style:family="text">
      <style:text-properties fo:font-variant="normal" fo:text-transform="none" fo:color="#6a737d" style:font-name="apple-system" fo:font-size="12pt" fo:letter-spacing="normal" fo:font-style="normal" fo:font-weight="bold" officeooo:rsid="000fa0f9" style:font-weight-asian="bold" style:font-weight-complex="bold"/>
    </style:style>
    <style:style style:name="T47" style:family="text">
      <style:text-properties fo:font-variant="normal" fo:text-transform="none" fo:color="#6a737d" style:font-name="SFMono-Regular" fo:font-size="9.75pt" fo:letter-spacing="normal" fo:font-style="normal" fo:font-weight="normal" fo:padding="0cm" fo:border="none"/>
    </style:style>
    <style:style style:name="T48" style:family="text">
      <style:text-properties fo:font-variant="normal" fo:text-transform="none" fo:color="#ff3300" style:font-name="SFMono-Regular" fo:font-size="9.75pt" fo:letter-spacing="normal" fo:font-style="normal" fo:font-weight="bold" style:font-weight-asian="bold" style:font-weight-complex="bold" fo:padding="0cm" fo:border="none"/>
    </style:style>
    <style:style style:name="T49" style:family="text">
      <style:text-properties fo:font-variant="normal" fo:text-transform="none" fo:color="#ff3300" style:font-name="SFMono-Regular" fo:font-size="9.75pt" fo:letter-spacing="normal" fo:font-style="normal" fo:font-weight="bold" officeooo:rsid="003548ce" style:font-weight-asian="bold" style:font-weight-complex="bold" fo:padding="0cm" fo:border="none"/>
    </style:style>
    <style:style style:name="T50" style:family="text">
      <style:text-properties fo:font-variant="normal" fo:text-transform="none" fo:color="#ff3300" style:font-name="SFMono-Regular" fo:font-size="9.75pt" fo:letter-spacing="normal" fo:font-style="normal" fo:font-weight="normal" fo:padding="0cm" fo:border="none"/>
    </style:style>
    <style:style style:name="T51" style:family="text">
      <style:text-properties fo:font-variant="normal" fo:text-transform="none" fo:color="#ff3300" style:font-name="SFMono-Regular" fo:font-size="9.75pt" fo:letter-spacing="normal" fo:font-style="normal" fo:font-weight="normal" officeooo:rsid="003548ce" fo:padding="0cm" fo:border="none"/>
    </style:style>
    <style:style style:name="T52" style:family="text">
      <style:text-properties fo:font-variant="normal" fo:text-transform="none" fo:color="#ff3300" style:font-name="apple-system" fo:font-size="12pt" fo:letter-spacing="normal" fo:font-style="normal" fo:font-weight="bold" style:font-weight-asian="bold" style:font-weight-complex="bold"/>
    </style:style>
    <style:style style:name="T53" style:family="text">
      <style:text-properties fo:font-variant="normal" fo:text-transform="none" fo:color="#ff3300" style:font-name="apple-system" fo:font-size="12pt" fo:letter-spacing="normal" fo:font-style="normal" fo:font-weight="bold" officeooo:rsid="001fbd00" style:font-weight-asian="bold" style:font-weight-complex="bold"/>
    </style:style>
    <style:style style:name="T54" style:family="text">
      <style:text-properties fo:font-variant="normal" fo:text-transform="none" fo:color="#ff3300" style:font-name="Liberation Serif" fo:font-size="9.75pt" fo:letter-spacing="normal" fo:font-style="normal" fo:font-weight="bold" style:font-weight-asian="bold" style:font-weight-complex="bold" fo:padding="0cm" fo:border="none"/>
    </style:style>
    <style:style style:name="T55" style:family="text">
      <style:text-properties fo:font-variant="normal" fo:text-transform="none" fo:color="#d73a49" style:font-name="SFMono-Regular" fo:font-size="9.75pt" fo:letter-spacing="normal" fo:font-style="normal" fo:font-weight="normal"/>
    </style:style>
    <style:style style:name="T56" style:family="text">
      <style:text-properties fo:font-variant="normal" fo:text-transform="none" fo:color="#032f62" style:font-name="SFMono-Regular" fo:font-size="9.75pt" fo:letter-spacing="normal" fo:font-style="normal" fo:font-weight="normal"/>
    </style:style>
    <style:style style:name="T57" style:family="text">
      <style:text-properties fo:font-variant="normal" fo:text-transform="none" fo:color="#6f42c1" style:font-name="SFMono-Regular" fo:font-size="9.75pt" fo:letter-spacing="normal" fo:font-style="normal" fo:font-weight="normal"/>
    </style:style>
    <style:style style:name="T58" style:family="text">
      <style:text-properties fo:color="#005cc5"/>
    </style:style>
    <style:style style:name="T59" style:family="text">
      <style:text-properties fo:color="#005cc5" style:font-name="SFMono-Regular" fo:font-size="9.75pt" fo:font-style="normal" fo:font-weight="normal"/>
    </style:style>
    <style:style style:name="T60" style:family="text">
      <style:text-properties fo:color="#005cc5" fo:font-weight="bold" style:font-weight-asian="bold" style:font-weight-complex="bold"/>
    </style:style>
    <style:style style:name="T61" style:family="text">
      <style:text-properties fo:color="#d73a49"/>
    </style:style>
    <style:style style:name="T62" style:family="text">
      <style:text-properties fo:color="#d73a49" style:font-name="SFMono-Regular" fo:font-size="9.75pt" fo:font-style="normal" fo:font-weight="normal"/>
    </style:style>
    <style:style style:name="T63" style:family="text">
      <style:text-properties fo:color="#6f42c1"/>
    </style:style>
    <style:style style:name="T64" style:family="text">
      <style:text-properties fo:color="#6f42c1" style:font-name="SFMono-Regular" fo:font-size="9.75pt" fo:font-style="normal" fo:font-weight="normal"/>
    </style:style>
    <style:style style:name="T65" style:family="text">
      <style:text-properties fo:color="#6f42c1" style:font-name="SFMono-Regular" fo:font-size="9.75pt" fo:font-style="normal" fo:font-weight="bold" style:font-weight-asian="bold" style:font-weight-complex="bold"/>
    </style:style>
    <style:style style:name="T66" style:family="text">
      <style:text-properties fo:color="#032f62"/>
    </style:style>
    <style:style style:name="T67" style:family="text">
      <style:text-properties fo:color="#032f62" style:font-name="SFMono-Regular" fo:font-size="9.75pt" fo:font-style="normal" fo:font-weight="normal"/>
    </style:style>
    <style:style style:name="T68" style:family="text">
      <style:text-properties fo:color="#e36209"/>
    </style:style>
    <style:style style:name="T69" style:family="text">
      <style:text-properties fo:color="#e36209" style:font-name="SFMono-Regular" fo:font-size="9.75pt" fo:font-style="normal" fo:font-weight="normal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02d8f11" style:font-weight-asian="bold" style:font-weight-complex="bold"/>
    </style:style>
    <style:style style:name="T72" style:family="text">
      <style:text-properties officeooo:rsid="000ee789"/>
    </style:style>
    <style:style style:name="T73" style:family="text">
      <style:text-properties fo:color="#ff3300"/>
    </style:style>
    <style:style style:name="T74" style:family="text">
      <style:text-properties fo:color="#ff3300" fo:font-weight="bold" style:font-weight-asian="bold" style:font-weight-complex="bold"/>
    </style:style>
    <style:style style:name="T75" style:family="text">
      <style:text-properties fo:color="#ff3300" fo:font-weight="bold" officeooo:rsid="0027bdd5" style:font-weight-asian="bold" style:font-weight-complex="bold"/>
    </style:style>
    <style:style style:name="T76" style:family="text">
      <style:text-properties fo:color="#ff3300" style:font-name="SFMono-Regular" fo:font-size="9.75pt" fo:font-style="normal" fo:font-weight="bold" style:font-weight-asian="bold" style:font-weight-complex="bold"/>
    </style:style>
    <style:style style:name="T77" style:family="text">
      <style:text-properties fo:color="#ff3300" style:font-name="SFMono-Regular" fo:font-size="9.75pt" fo:font-style="normal" fo:font-weight="normal"/>
    </style:style>
    <style:style style:name="T78" style:family="text">
      <style:text-properties fo:color="#ff3300" style:font-name="Liberation Serif" fo:font-size="11pt" fo:font-weight="bold" style:font-size-asian="11pt" style:font-weight-asian="bold" style:font-size-complex="11pt" style:font-weight-complex="bold" fo:padding="0cm" fo:border="none"/>
    </style:style>
    <style:style style:name="T79" style:family="text">
      <style:text-properties officeooo:rsid="0013ba05"/>
    </style:style>
    <style:style style:name="T80" style:family="text">
      <style:text-properties officeooo:rsid="0019470c"/>
    </style:style>
    <style:style style:name="T81" style:family="text">
      <style:text-properties officeooo:rsid="001a3be1"/>
    </style:style>
    <style:style style:name="T82" style:family="text">
      <style:text-properties officeooo:rsid="001ba404"/>
    </style:style>
    <style:style style:name="T83" style:family="text">
      <style:text-properties officeooo:rsid="002443e7"/>
    </style:style>
    <style:style style:name="T84" style:family="text">
      <style:text-properties officeooo:rsid="00261b5c"/>
    </style:style>
    <style:style style:name="T85" style:family="text">
      <style:text-properties officeooo:rsid="0026b5ef"/>
    </style:style>
    <style:style style:name="T86" style:family="text">
      <style:text-properties style:font-name="Liberation Serif" fo:font-size="9.75pt" fo:padding="0cm" fo:border="none"/>
    </style:style>
    <style:style style:name="T87" style:family="text">
      <style:text-properties style:font-name="Liberation Serif" fo:font-size="11pt" style:font-size-asian="11pt" style:font-size-complex="11pt" fo:padding="0cm" fo:border="none"/>
    </style:style>
    <style:style style:name="T88" style:family="text">
      <style:text-properties officeooo:rsid="0035877e"/>
    </style:style>
    <style:style style:name="T89" style:family="text">
      <style:text-properties officeooo:rsid="00365804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9" text:outline-level="1">2. Recuperación de datos como objetos<text:span text:style-name="T72">( </text:span>Retrieving data as objects<text:span text:style-name="T72">)</text:span></text:h>
      <text:p text:style-name="P29"><text:span text:style-name="T44">AngularFire2 sincroniza los datos como objetos usando el </text:span><text:span text:style-name="Source_20_Text"><text:span text:style-name="T48">FirebaseObjectObservable</text:span></text:span><text:span text:style-name="T44">. El </text:span><text:span text:style-name="Source_20_Text"><text:span text:style-name="T47">FirebaseObjectObservable </text:span></text:span><text:span text:style-name="T44">no se crea por sí mismo, sino a través del servicio </text:span><text:span text:style-name="Source_20_Text"><text:span text:style-name="T47">AngularFireDatabase</text:span></text:span><text:span text:style-name="T44">. La siguiente guía muestra cómo </text:span><text:span text:style-name="T45">recuperar, guardar y </text:span><text:span text:style-name="T46">remover</text:span><text:span text:style-name="T45"> </text:span><text:span text:style-name="T44">datos como objetos.</text:span></text:p>
      <text:h text:style-name="P26" text:outline-level="2">Inyección del servicio  AngularFireDatabase</text:h>
      <text:p text:style-name="P10"><text:span text:style-name="Strong_20_Emphasis"><text:span text:style-name="T14">Asegúrese de haber iniciado su aplicación para AngularFire2. Consulte la Guía de instalación para la configuración de arranque.</text:span></text:span></text:p>
      <text:p text:style-name="P15"><text:span text:style-name="Source_20_Text"><text:span text:style-name="T48">AngularFireDatabase</text:span></text:span><text:span text:style-name="Source_20_Text"><text:span text:style-name="T20"> </text:span></text:span><text:span text:style-name="T7">Es un servicio que se puede inyectar a través del constructor de su componente o </text:span><text:span text:style-name="Source_20_Text"><text:span text:style-name="T21">con el </text:span></text:span><text:span text:style-name="T7">servicio Angular </text:span><text:span text:style-name="Source_20_Text"><text:span text:style-name="T20">@Injectable()</text:span></text:span><text:span text:style-name="T7">.</text:span></text:p>
      <text:p text:style-name="P14"><text:span text:style-name="T7">Si ha seguido el paso anterior </text:span><text:span text:style-name="T8">de la </text:span><text:span text:style-name="T7">"Instalación y configuración" </text:span><text:span text:style-name="T8">de</text:span><text:span text:style-name="T7">, </text:span><text:span text:style-name="Source_20_Text"><text:span text:style-name="T25">/src/app/app.component.ts </text:span></text:span><text:span text:style-name="T7">debe aparecer como a continuación.</text:span></text:p>
      <text:p text:style-name="P11"/>
      <text:p text:style-name="P11"><text:span text:style-name="T7"/></text:p>
      <text:p text:style-name="P30"><text:span text:style-name="T61">import</text:span> { Component } <text:span text:style-name="T61">from</text:span> <text:span text:style-name="T66">'@angular/core'</text:span>;</text:p>
      <text:p text:style-name="P33"><text:span text:style-name="T61">import</text:span> { <text:span text:style-name="T70">AngularFireDatabase</text:span>, FirebaseListObservable } <text:span text:style-name="T61">from</text:span> <text:span text:style-name="T66">'angularfire2/database'</text:span>;</text:p>
      <text:p text:style-name="P37"/>
      <text:p text:style-name="P33">@<text:span text:style-name="T63">Component</text:span>({</text:p>
      <text:p text:style-name="P34"><text:s text:c="2"/><text:span text:style-name="T2">selector: </text:span><text:span text:style-name="T67">'app-root'</text:span><text:span text:style-name="T2">,</text:span></text:p>
      <text:p text:style-name="P34"><text:s text:c="2"/><text:span text:style-name="T2">templateUrl: </text:span><text:span text:style-name="T67">'app.component.html'</text:span><text:span text:style-name="T2">,</text:span></text:p>
      <text:p text:style-name="P34"><text:s text:c="2"/><text:span text:style-name="T2">styleUrls: [</text:span><text:span text:style-name="T67">'app.component.css'</text:span><text:span text:style-name="T2">]</text:span></text:p>
      <text:p text:style-name="P33">})</text:p>
      <text:p text:style-name="P33"><text:span text:style-name="T61">export</text:span> <text:span text:style-name="T61">class</text:span> <text:span text:style-name="T63">AppComponent</text:span> {</text:p>
      <text:p text:style-name="P34"><text:s text:c="2"/><text:span text:style-name="T2">items</text:span><text:span text:style-name="T62">:</text:span><text:span text:style-name="T2"> </text:span><text:span text:style-name="T64">FirebaseListObservable</text:span><text:span text:style-name="T2">&lt;</text:span><text:span text:style-name="T59">any</text:span><text:span text:style-name="T2">[]&gt;;</text:span></text:p>
      <text:p text:style-name="P34"><text:s text:c="2"/><text:span text:style-name="T62">constructor</text:span><text:span text:style-name="T2">(</text:span><text:span text:style-name="T69">db</text:span><text:span text:style-name="T62">:</text:span><text:span text:style-name="T2"> </text:span><text:span text:style-name="T65">AngularFireDatabase</text:span><text:span text:style-name="T2">) {</text:span></text:p>
      <text:p text:style-name="P34"><text:s text:c="4"/><text:span text:style-name="T59">this</text:span><text:span text:style-name="T2">.items </text:span><text:span text:style-name="T62">=</text:span><text:span text:style-name="T2"> db.</text:span><text:span text:style-name="T64">list</text:span><text:span text:style-name="T2">(</text:span><text:span text:style-name="T67">'items'</text:span><text:span text:style-name="T2">);</text:span></text:p>
      <text:p text:style-name="P34"><text:s text:c="2"/><text:span text:style-name="T2">}</text:span></text:p>
      <text:p text:style-name="P33">}</text:p>
      <text:p text:style-name="P11">En esta sección, vamos a modificar <text:span text:style-name="T79">a</text:span> <text:span text:style-name="Source_20_Text"><text:span text:style-name="T6">/src/app/app.component.ts</text:span></text:span>  para recuperar datos como objeto.</text:p>
      <text:h text:style-name="P28" text:outline-level="2"><text:span text:style-name="T18">Crear un enlace de objeto</text:span></text:h>
      <text:p text:style-name="P19"><text:span text:style-name="T18"/></text:p>
      <text:p text:style-name="P7"><text:soft-page-break/>Los datos se recuperan a través del servicio <text:span text:style-name="Source_20_Text"><text:span text:style-name="T1">AngularFireDatabase</text:span></text:span>.</text:p>
      <text:p text:style-name="P6"><text:span text:style-name="T74">Hay dos maneras de crear un enlace</text:span><text:span text:style-name="T75">(vinculo o binding)</text:span><text:span text:style-name="T74"> de objeto</text:span>:</text:p>
      <text:list xml:id="list8201845194213146302" text:style-name="L1">
        <text:list-item>
          <text:p text:style-name="P20">URL Relativ<text:span text:style-name="T80">a</text:span> </text:p>
        </text:list-item>
        <text:list-item>
          <text:p text:style-name="P20">URL Absolut<text:span text:style-name="T80">a</text:span></text:p>
        </text:list-item>
      </text:list>
      <text:p text:style-name="P31">// relative URL, <text:span text:style-name="T81">utiliza la url de la </text:span>database <text:span text:style-name="T81">proporcionada en el arranque(</text:span>bootstrap<text:span text:style-name="T81">)</text:span></text:p>
      <text:p text:style-name="P33"><text:span text:style-name="T61">const</text:span> relative <text:span text:style-name="T61">=</text:span> db.<text:span text:style-name="T63">object</text:span>(<text:span text:style-name="T66">'/item'</text:span>);</text:p>
      <text:p text:style-name="P35">//URL <text:s/>absolut<text:span text:style-name="T82">a</text:span></text:p>
      <text:p text:style-name="P33"><text:span text:style-name="T61">const</text:span> absolute <text:span text:style-name="T61">=</text:span> db.<text:span text:style-name="T63">object</text:span>(<text:span text:style-name="T66">'https://&lt;your-app&gt;.firebaseio.com/item'</text:span>);</text:p>
      <text:h text:style-name="P38" text:outline-level="3">Recuperar datos</text:h>
      <text:p text:style-name="P16"><text:span text:style-name="T7">Para obtener el objeto en tiempo real, cree un </text:span><text:span text:style-name="T9">vinculo </text:span><text:span text:style-name="T7">de objeto como una propiedad de su componente o servicio. A continuación, en su plantilla, puede utilizar el </text:span><text:span text:style-name="T53">pipe</text:span><text:span text:style-name="T52"> </text:span><text:span text:style-name="Source_20_Text"><text:span text:style-name="T48">async</text:span></text:span><text:span text:style-name="Source_20_Text"><text:span text:style-name="T20"> </text:span></text:span><text:span text:style-name="T7"><text:s/>para desenrollar</text:span><text:span text:style-name="T10">(unwrap)</text:span><text:span text:style-name="T7"> el </text:span><text:span text:style-name="T10">vinculo</text:span><text:span text:style-name="T7">.</text:span></text:p>
      <text:p text:style-name="P14"><text:span text:style-name="T7">Reemplazar el </text:span><text:span text:style-name="Source_20_Text"><text:span text:style-name="T25">FirebaseListObservable</text:span></text:span><text:span text:style-name="Source_20_Text"><text:span text:style-name="T20"> </text:span></text:span><text:span text:style-name="Source_20_Text"><text:span text:style-name="T22">a</text:span></text:span><text:span text:style-name="T7"> </text:span><text:span text:style-name="Source_20_Text"><text:span text:style-name="T25">FirebaseObjectObservable</text:span></text:span><text:span text:style-name="Source_20_Text"><text:span text:style-name="T20"> </text:span></text:span><text:span text:style-name="T7">en su </text:span><text:span text:style-name="Source_20_Text"><text:span text:style-name="T25">/src/app/app.component.ts</text:span></text:span><text:span text:style-name="Source_20_Text"><text:span text:style-name="T20"> </text:span></text:span><text:span text:style-name="Source_20_Text"><text:span text:style-name="T23">de la </text:span></text:span><text:span text:style-name="T7">siguiente manera. También observe el </text:span><text:span text:style-name="T15">templateUrl</text:span><text:span text:style-name="T7"> cambiado a la plantilla a continuación:</text:span></text:p>
      <text:p text:style-name="P14"/>
      <text:p text:style-name="P32"><text:span text:style-name="T55">import</text:span><text:span text:style-name="T19"> { Component } </text:span><text:span text:style-name="T55">from</text:span><text:span text:style-name="T19"> </text:span><text:span text:style-name="T56">'@angular/core'</text:span><text:span text:style-name="T19">;</text:span></text:p>
      <text:p text:style-name="P33"><text:span text:style-name="T61">import</text:span> { AngularFireDatabase, FirebaseObjectObservable } <text:span text:style-name="T61">from</text:span> <text:span text:style-name="T66">'angularfire2/database'</text:span>;</text:p>
      <text:p text:style-name="P37"/>
      <text:p text:style-name="P33">@<text:span text:style-name="T63">Component</text:span>({</text:p>
      <text:p text:style-name="P34"><text:s text:c="2"/><text:span text:style-name="T2">selector: </text:span><text:span text:style-name="T67">'app-root'</text:span><text:span text:style-name="T2">,</text:span></text:p>
      <text:p text:style-name="P34"><text:s text:c="2"/><text:span text:style-name="T2">template: </text:span><text:span text:style-name="T67">`</text:span></text:p>
      <text:p text:style-name="P36"><text:s text:c="2"/><text:span text:style-name="T2">&lt;h1&gt;{{ (item | async)?.name }}&lt;/h1&gt;</text:span></text:p>
      <text:p text:style-name="P34"><text:span text:style-name="T66"><text:s text:c="2"/></text:span><text:span text:style-name="T67">`</text:span><text:span text:style-name="T2">,</text:span></text:p>
      <text:p text:style-name="P33">})</text:p>
      <text:p text:style-name="P33"><text:span text:style-name="T61">export</text:span> <text:span text:style-name="T61">class</text:span> <text:span text:style-name="T63">AppComponent</text:span> {</text:p>
      <text:p text:style-name="P34"><text:s text:c="2"/><text:span text:style-name="T2">item</text:span><text:span text:style-name="T62">:</text:span><text:span text:style-name="T2"> </text:span><text:span text:style-name="T64">FirebaseObjectObservable</text:span><text:span text:style-name="T2">&lt;</text:span><text:span text:style-name="T59">any</text:span><text:span text:style-name="T2">&gt;;</text:span></text:p>
      <text:p text:style-name="P34"><text:s text:c="2"/><text:span text:style-name="T62">constructor</text:span><text:span text:style-name="T2">(</text:span><text:span text:style-name="T69">db</text:span><text:span text:style-name="T62">:</text:span><text:span text:style-name="T2"> </text:span><text:span text:style-name="T64">AngularFireDatabase</text:span><text:span text:style-name="T2">) {</text:span></text:p>
      <text:p text:style-name="P34"><text:s text:c="4"/><text:span text:style-name="T59">this</text:span><text:span text:style-name="T2">.item </text:span><text:span text:style-name="T62">=</text:span><text:span text:style-name="T2"> db.</text:span><text:span text:style-name="T64">object</text:span><text:span text:style-name="T2">(</text:span><text:span text:style-name="T67">'/item'</text:span><text:span text:style-name="T2">);</text:span></text:p>
      <text:p text:style-name="P34"><text:s text:c="2"/><text:span text:style-name="T2">}</text:span></text:p>
      <text:p text:style-name="P33">}</text:p>
      <text:h text:style-name="P26" text:outline-level="2"><text:soft-page-break/>Guardar datos</text:h>
      <text:h text:style-name="P38" text:outline-level="3">Resumen de la API</text:h>
      <text:p text:style-name="P17"><text:span text:style-name="T7">La tabla a continuación destaca algunos de los métodos más comunes en la </text:span><text:span text:style-name="Source_20_Text"><text:span text:style-name="T25">FirebaseObjectObservable</text:span></text:span><text:span text:style-name="T7">.</text:span></text:p>
      <table:table table:name="Tabla1" table:style-name="Tabla1">
        <table:table-column table:style-name="Tabla1.A"/>
        <table:table-column table:style-name="Tabla1.B"/>
        <table:table-header-rows>
          <table:table-row table:style-name="Tabla1.1">
            <table:table-cell table:style-name="Tabla1.A1" office:value-type="string">
              <text:p text:style-name="P2">method</text:p>
            </table:table-cell>
            <table:table-cell table:style-name="Tabla1.A1" office:value-type="string">
              <text:p text:style-name="P1"/>
            </table:table-cell>
          </table:table-row>
        </table:table-header-rows>
        <table:table-row table:style-name="Tabla1.1">
          <table:table-cell table:style-name="Tabla1.A1" office:value-type="string">
            <text:p text:style-name="Standard"><text:span text:style-name="Source_20_Text"><text:span text:style-name="T78">set</text:span></text:span><text:span text:style-name="Source_20_Text"><text:span text:style-name="T87">(value: any)</text:span></text:span></text:p>
          </table:table-cell>
          <table:table-cell table:style-name="Tabla1.A1" office:value-type="string">
            <text:p text:style-name="P3"><text:span text:style-name="T37">Reemplaza el valor actual en la base de datos con el nuevo valor especificado como parámetro. Esto se llama una actualización </text:span><text:span text:style-name="Strong_20_Emphasis"><text:span text:style-name="T38">destructiva</text:span></text:span><text:span text:style-name="T40"> </text:span><text:span text:style-name="T37">, ya que elimina todo lo que actualmente está en su lugar y guarda el nuevo valor.</text:span></text:p>
          </table:table-cell>
        </table:table-row>
        <table:table-row table:style-name="Tabla1.3">
          <table:table-cell table:style-name="Tabla1.A1" office:value-type="string">
            <text:p text:style-name="Standard"><text:span text:style-name="Source_20_Text"><text:span text:style-name="T78">update</text:span></text:span><text:span text:style-name="Source_20_Text"><text:span text:style-name="T87">(value: Object)</text:span></text:span></text:p>
          </table:table-cell>
          <table:table-cell table:style-name="Tabla1.A1" office:value-type="string">
            <text:p text:style-name="Standard"><text:span text:style-name="T37">Actualiza el valor actual con en la base de datos con el nuevo valor especificado como parámetro. Esto se denomina actualización </text:span><text:span text:style-name="Strong_20_Emphasis"><text:span text:style-name="T38">no destructiva</text:span></text:span><text:span text:style-name="T40"> </text:span><text:span text:style-name="T37">, porque sólo actualiza los valores especificados. Nota: Sólo los valores del nivel clave no son destructivos.</text:span></text:p>
          </table:table-cell>
        </table:table-row>
        <table:table-row table:style-name="Tabla1.1">
          <table:table-cell table:style-name="Tabla1.A1" office:value-type="string">
            <text:p text:style-name="Standard"><text:span text:style-name="Source_20_Text"><text:span text:style-name="T78">remove</text:span></text:span><text:span text:style-name="Source_20_Text"><text:span text:style-name="T87">()</text:span></text:span></text:p>
          </table:table-cell>
          <table:table-cell table:style-name="Tabla1.A1" office:value-type="string">
            <text:p text:style-name="Standard"><text:span text:style-name="T37">Borra todos los datos presentes en esa ubicación. Lo mismo que llamar </text:span><text:span text:style-name="Source_20_Text"><text:span text:style-name="T39">set(null)</text:span></text:span><text:span text:style-name="T37">.</text:span></text:p>
          </table:table-cell>
        </table:table-row>
      </table:table>
      <text:h text:style-name="P26" text:outline-level="2"><text:bookmark text:name="user-content-returning-promises"/><text:span text:style-name="T83">Retornando Promesas(</text:span>promises<text:span text:style-name="T83">)</text:span></text:h>
      <text:p text:style-name="P8">Cada método de <text:span text:style-name="T70">operación </text:span>de datos en la tabla anterior <text:span text:style-name="T71">retorna </text:span><text:span text:style-name="T70">una promesa</text:span>. Sin embargo, rara vez necesitarás usar la promesa de completar para indicar el éxito, porque la base de datos en tiempo real mantiene el objeto sincronizado.</text:p>
      <text:p text:style-name="P8">La promesa puede ser útil para encadenar múltiples operaciones, capturando posibles errores de las denegaciones de reglas de seguridad o para depurar.</text:p>
      <text:p text:style-name="P30"><text:span text:style-name="T61">const</text:span> <text:span text:style-name="T70">promise</text:span> <text:span text:style-name="T61">=</text:span> db.<text:span text:style-name="T63">object</text:span>(<text:span text:style-name="T66">'/item'</text:span>).<text:span text:style-name="T58">remove</text:span>();</text:p>
      <text:p text:style-name="P33">promise</text:p>
      <text:p text:style-name="P34"><text:s text:c="2"/><text:span text:style-name="T2">.</text:span><text:span text:style-name="T64">then</text:span><text:span text:style-name="T2">(</text:span><text:span text:style-name="T69">_</text:span><text:span text:style-name="T2"> </text:span><text:span text:style-name="T62">=&gt;</text:span><text:span text:style-name="T2"> </text:span><text:span text:style-name="T59">console</text:span><text:span text:style-name="T2">.</text:span><text:span text:style-name="T59">log</text:span><text:span text:style-name="T2">(</text:span><text:span text:style-name="T67">'success'</text:span><text:span text:style-name="T2">))</text:span></text:p>
      <text:p text:style-name="P34"><text:s text:c="2"/><text:span text:style-name="T2">.</text:span><text:span text:style-name="T64">catch</text:span><text:span text:style-name="T2">(</text:span><text:span text:style-name="T69">err</text:span><text:span text:style-name="T2"> </text:span><text:span text:style-name="T62">=&gt;</text:span><text:span text:style-name="T2"> </text:span><text:span text:style-name="T59">console</text:span><text:span text:style-name="T2">.</text:span><text:span text:style-name="T59">log</text:span><text:span text:style-name="T2">(err, </text:span><text:span text:style-name="T67">'You dont have access!'</text:span><text:span text:style-name="T2">));</text:span></text:p>
      <text:h text:style-name="P38" text:outline-level="3"><text:span text:style-name="T84">Guardar</text:span> data</text:h>
      <text:p text:style-name="P12"><text:span text:style-name="T7">Utilice el método </text:span><text:span text:style-name="Source_20_Text"><text:span text:style-name="T48">set</text:span></text:span><text:span text:style-name="Source_20_Text"><text:span text:style-name="T20">() </text:span></text:span><text:span text:style-name="T7">para </text:span><text:span text:style-name="Strong_20_Emphasis"><text:span text:style-name="T14">actualizaciones destructivas</text:span></text:span><text:span text:style-name="T27"> </text:span><text:span text:style-name="T7">.</text:span></text:p>
      <text:p text:style-name="P30"><text:span text:style-name="T61">const</text:span> itemObservable <text:span text:style-name="T61">=</text:span> db.<text:span text:style-name="T63">object</text:span>(<text:span text:style-name="T66">'/item'</text:span>);</text:p>
      <text:p text:style-name="P33">itemObservable.<text:span text:style-name="T74">set</text:span>({ name: <text:span text:style-name="T66">'new name!'</text:span>});</text:p>
      <text:h text:style-name="P38" text:outline-level="3">Actualización de datos</text:h>
      <text:p text:style-name="P4"><text:span text:style-name="T7">Utilice el método </text:span><text:span text:style-name="Source_20_Text"><text:span text:style-name="T48">update</text:span></text:span><text:span text:style-name="Source_20_Text"><text:span text:style-name="T20">() </text:span></text:span><text:span text:style-name="T7">para </text:span><text:span text:style-name="Strong_20_Emphasis"><text:span text:style-name="T14">actualizaciones no destructivas</text:span></text:span><text:span text:style-name="T27"> </text:span><text:span text:style-name="T7">.</text:span></text:p>
      <text:p text:style-name="P32"><text:soft-page-break/><text:span text:style-name="T55">const</text:span><text:span text:style-name="T19"> itemObservable </text:span><text:span text:style-name="T55">=</text:span><text:span text:style-name="T19"> db.</text:span><text:span text:style-name="T57">object</text:span><text:span text:style-name="T19">(</text:span><text:span text:style-name="T56">'/item'</text:span><text:span text:style-name="T19">);</text:span></text:p>
      <text:p text:style-name="P33">itemObservable.<text:span text:style-name="T73">update</text:span>({ age: newAge });</text:p>
      <text:p text:style-name="P11"><text:span text:style-name="Strong_20_Emphasis"><text:span text:style-name="T14">Sólo se permiten objetos para las actualizaciones, no las primitivas</text:span></text:span><text:span text:style-name="T7">. Esto es porque usar una actualización con una primitiva es exactamente lo mismo que hacer una </text:span><text:span text:style-name="Source_20_Text"><text:span text:style-name="T20">.set() </text:span></text:span><text:span text:style-name="T7">con una primitiva.</text:span></text:p>
      <text:h text:style-name="P38" text:outline-level="3">Eliminación de datos</text:h>
      <text:p text:style-name="P13"><text:span text:style-name="T11">Use el método </text:span><text:span text:style-name="Source_20_Text"><text:span text:style-name="T49">remov</text:span></text:span><text:span text:style-name="Source_20_Text"><text:span text:style-name="T26">e</text:span></text:span><text:span text:style-name="Source_20_Text"><text:span text:style-name="T24">()</text:span></text:span><text:span text:style-name="T11"> </text:span><text:span text:style-name="T7">para eliminar datos en la ubicación del objeto.</text:span></text:p>
      <text:p text:style-name="P30"><text:span text:style-name="T61">const</text:span> itemObservable <text:span text:style-name="T61">=</text:span> db.<text:span text:style-name="T63">object</text:span>(<text:span text:style-name="T66">'/item'</text:span>);</text:p>
      <text:p text:style-name="P33">itemObservable.<text:span text:style-name="T74">remove</text:span>();</text:p>
      <text:p text:style-name="P5"><text:span text:style-name="Strong_20_Emphasis"><text:span text:style-name="T17">Ejemplo</text:span></text:span><text:span text:style-name="Strong_20_Emphasis"><text:span text:style-name="T14"> app</text:span></text:span><text:span text:style-name="T7">:</text:span></text:p>
      <text:p text:style-name="P30"><text:span text:style-name="T61">import</text:span> { Component } <text:span text:style-name="T61">from</text:span> <text:span text:style-name="T66">'@angular/core'</text:span>;</text:p>
      <text:p text:style-name="P33"><text:span text:style-name="T61">import</text:span> { AngularFireDatabase, FirebaseObjectObservable } <text:span text:style-name="T61">from</text:span> <text:span text:style-name="T66">'angularfire2/database'</text:span>;</text:p>
      <text:p text:style-name="P37"/>
      <text:p text:style-name="P33">@<text:span text:style-name="T63">Component</text:span>({</text:p>
      <text:p text:style-name="P34"><text:s text:c="2"/><text:span text:style-name="T2">selector: </text:span><text:span text:style-name="T67">'app-root'</text:span><text:span text:style-name="T2">,</text:span></text:p>
      <text:p text:style-name="P34"><text:s text:c="2"/><text:span text:style-name="T2">template: </text:span><text:span text:style-name="T67">`</text:span></text:p>
      <text:p text:style-name="P36"><text:s text:c="2"/><text:span text:style-name="T2">&lt;h1&gt;{{ item | async | json }}&lt;/h1&gt;</text:span></text:p>
      <text:p text:style-name="P36"><text:s text:c="2"/><text:span text:style-name="T2">&lt;input type="text" #newname placeholder="Name" /&gt;</text:span></text:p>
      <text:p text:style-name="P36"><text:s text:c="2"/><text:span text:style-name="T2">&lt;input type="text" #newsize placeholder="Size" /&gt;</text:span></text:p>
      <text:p text:style-name="P36"><text:s text:c="2"/><text:span text:style-name="T2">&lt;br /&gt;</text:span></text:p>
      <text:p text:style-name="P36"><text:s text:c="2"/><text:span text:style-name="T2">&lt;button (click)="save(newname.value)"&gt;Set Name&lt;/button&gt;</text:span></text:p>
      <text:p text:style-name="P36"><text:s text:c="2"/><text:span text:style-name="T2">&lt;button (click)="update(newsize.value)"&gt;Update Size&lt;/button&gt;</text:span></text:p>
      <text:p text:style-name="P36"><text:s text:c="2"/><text:span text:style-name="T2">&lt;button (click)="delete()"&gt;Delete&lt;/button&gt;</text:span></text:p>
      <text:p text:style-name="P34"><text:span text:style-name="T66"><text:s text:c="2"/></text:span><text:span text:style-name="T67">`</text:span><text:span text:style-name="T2">,</text:span></text:p>
      <text:p text:style-name="P33">})</text:p>
      <text:p text:style-name="P33"><text:span text:style-name="T61">export</text:span> <text:span text:style-name="T61">class</text:span> <text:span text:style-name="T63">AppComponent</text:span> {</text:p>
      <text:p text:style-name="P34"><text:s text:c="2"/><text:span text:style-name="T2">item</text:span><text:span text:style-name="T62">:</text:span><text:span text:style-name="T2"> </text:span><text:span text:style-name="T64">FirebaseObjectObservable</text:span><text:span text:style-name="T2">&lt;</text:span><text:span text:style-name="T59">any</text:span><text:span text:style-name="T2">&gt;;</text:span></text:p>
      <text:p text:style-name="P34"><text:s text:c="2"/><text:span text:style-name="T62">constructor</text:span><text:span text:style-name="T2">(</text:span><text:span text:style-name="T69">db</text:span><text:span text:style-name="T62">:</text:span><text:span text:style-name="T2"> </text:span><text:span text:style-name="T64">AngularFireDatabase</text:span><text:span text:style-name="T2">) {</text:span></text:p>
      <text:p text:style-name="P34"><text:s text:c="4"/><text:span text:style-name="T59">this</text:span><text:span text:style-name="T2">.item </text:span><text:span text:style-name="T62">=</text:span><text:span text:style-name="T2"> db.</text:span><text:span text:style-name="T64">object</text:span><text:span text:style-name="T2">(</text:span><text:span text:style-name="T67">'/item'</text:span><text:span text:style-name="T2">);</text:span></text:p>
      <text:p text:style-name="P34"><text:s text:c="2"/><text:span text:style-name="T2">}</text:span></text:p>
      <text:p text:style-name="P34"><text:s text:c="2"/><text:span text:style-name="T2">save(</text:span><text:span text:style-name="T69">newName</text:span><text:span text:style-name="T62">:</text:span><text:span text:style-name="T2"> </text:span><text:span text:style-name="T59">string</text:span><text:span text:style-name="T2">) {</text:span></text:p>
      <text:p text:style-name="P34"><text:s text:c="4"/><text:span text:style-name="T59">this</text:span><text:span text:style-name="T2">.item.</text:span><text:span text:style-name="T59">set</text:span><text:span text:style-name="T2">({ name: newName });</text:span></text:p>
      <text:p text:style-name="P34"><text:s text:c="2"/><text:span text:style-name="T2">}</text:span></text:p>
      <text:p text:style-name="P34"><text:s text:c="2"/><text:span text:style-name="T2">update(</text:span><text:span text:style-name="T69">newSize</text:span><text:span text:style-name="T62">:</text:span><text:span text:style-name="T2"> </text:span><text:span text:style-name="T59">string</text:span><text:span text:style-name="T2">) {</text:span></text:p>
      <text:p text:style-name="P34"><text:s text:c="4"/><text:span text:style-name="T59">this</text:span><text:span text:style-name="T2">.item.</text:span><text:span text:style-name="T64">update</text:span><text:span text:style-name="T2">({ size: newSize });</text:span></text:p>
      <text:p text:style-name="P34"><text:s text:c="2"/><text:span text:style-name="T2">}</text:span></text:p>
      <text:p text:style-name="P34"><text:s text:c="2"/><text:span text:style-name="T2">delete() {</text:span></text:p>
      <text:p text:style-name="P34"><text:soft-page-break/><text:s text:c="4"/><text:span text:style-name="T59">this</text:span><text:span text:style-name="T2">.item.</text:span><text:span text:style-name="T59">remove</text:span><text:span text:style-name="T2">();</text:span></text:p>
      <text:p text:style-name="P34"><text:s text:c="2"/><text:span text:style-name="T2">}</text:span></text:p>
      <text:p text:style-name="P33">}</text:p>
      <text:h text:style-name="P27" text:outline-level="2">Meta-campos en el objeto<text:bookmark text:name="user-content-meta-fields-on-the-object"/><text:span text:style-name="T85">( </text:span>Meta-fields on the object <text:span text:style-name="T85">)</text:span></text:h>
      <text:p text:style-name="P9">Los datos recuperados de<text:span text:style-name="T88">sde</text:span> la vinculación de objeto contienen propiedades especiales recuperadas de<text:span text:style-name="T89">sde</text:span> unwrapped Firebase DataSnapshot.</text:p>
      <table:table table:name="Tabla2" table:style-name="Tabla2">
        <table:table-column table:style-name="Tabla2.A"/>
        <table:table-column table:style-name="Tabla2.B"/>
        <table:table-header-rows>
          <table:table-row table:style-name="Tabla2.1">
            <table:table-cell table:style-name="Tabla2.A1" office:value-type="string">
              <text:p text:style-name="P24">property</text:p>
            </table:table-cell>
            <table:table-cell table:style-name="Tabla2.A1" office:value-type="string">
              <text:p text:style-name="P25"/>
            </table:table-cell>
          </table:table-row>
        </table:table-header-rows>
        <table:table-row table:style-name="Tabla2.1">
          <table:table-cell table:style-name="Tabla2.A1" office:value-type="string">
            <text:p text:style-name="P21"><text:span text:style-name="Source_20_Text"><text:span text:style-name="T86">$key</text:span></text:span></text:p>
          </table:table-cell>
          <table:table-cell table:style-name="Tabla2.A1" office:value-type="string">
            <text:p text:style-name="P22"><text:span text:style-name="T28">La clave para cada registro. Esto es </text:span><text:span text:style-name="T33">equivalente a</text:span><text:span text:style-name="T34">l</text:span><text:span text:style-name="T33"> </text:span><text:span text:style-name="T34">path </text:span><text:span text:style-name="T33">de cada registro</text:span><text:span text:style-name="T28"> en nuestra base de datos como sería </text:span><text:span text:style-name="T29">retornada</text:span><text:span text:style-name="T28"> por </text:span><text:span text:style-name="Source_20_Text"><text:span text:style-name="T54">ref.key()</text:span></text:span><text:span text:style-name="T33">.</text:span></text:p>
          </table:table-cell>
        </table:table-row>
        <table:table-row table:style-name="Tabla2.3">
          <table:table-cell table:style-name="Tabla2.A1" office:value-type="string">
            <text:p text:style-name="P21"><text:span text:style-name="Source_20_Text"><text:span text:style-name="T86">$value</text:span></text:span></text:p>
          </table:table-cell>
          <table:table-cell table:style-name="Tabla2.A1" office:value-type="string">
            <text:p text:style-name="P23"><text:span text:style-name="T28">Si </text:span><text:span text:style-name="T30">el</text:span><text:span text:style-name="T28"> dato para este nodo </text:span><text:span text:style-name="T30">hijo</text:span><text:span text:style-name="T28"> </text:span><text:span text:style-name="T30">es un</text:span><text:span text:style-name="T28"> primitivo (number, string, o boolean), </text:span><text:span text:style-name="T31">entonces </text:span><text:span text:style-name="T28">el registro </text:span><text:span text:style-name="T31">en si </text:span><text:span text:style-name="T28">mismo seguirá siendo un </text:span><text:span text:style-name="T33">objeto</text:span><text:span text:style-name="T28">. El valor primitivo se almacenará en </text:span><text:span text:style-name="Source_20_Text"><text:span text:style-name="T35">$value </text:span></text:span><text:span text:style-name="T28">y se </text:span><text:span text:style-name="T32">podrá</text:span><text:span text:style-name="T28"> cambiar y guardar como cualquier otro campo.</text:span></text:p>
          </table:table-cell>
        </table:table-row>
      </table:table>
      <text:h text:style-name="P26" text:outline-level="2">Recuperación de la instantánea<text:bookmark text:name="user-content-retrieving-the-snapshot"/> <text:span text:style-name="T85">(</text:span>Retrieving the snapshot<text:span text:style-name="T85">)</text:span></text:h>
      <text:p text:style-name="P18"><text:span text:style-name="T7">AngularFire2 desenrolla</text:span><text:span text:style-name="T12">(unwraps) el</text:span><text:span text:style-name="T7"> Firebase DataSnapshot de forma predeterminada, pero puede obtener los datos como la instantánea</text:span><text:span text:style-name="T12">(snapshot)</text:span><text:span text:style-name="T7"> original especificando la opción </text:span><text:span text:style-name="Source_20_Text"><text:span text:style-name="T50">preserveSnapshot</text:span></text:span><text:span text:style-name="T7">.</text:span></text:p>
      <text:p text:style-name="P11"/>
      <text:p text:style-name="P30"><text:span text:style-name="T58">this</text:span>.item <text:span text:style-name="T61">=</text:span> db.<text:span text:style-name="T63">object</text:span>(<text:span text:style-name="T66">'/item'</text:span>, { <text:span text:style-name="T74">preserveSnapshot</text:span>: <text:span text:style-name="T58">true</text:span> });</text:p>
      <text:p text:style-name="P33"><text:span text:style-name="T58">this</text:span>.item.<text:span text:style-name="T63">subscribe</text:span>(<text:span text:style-name="T68">snapshot</text:span> <text:span text:style-name="T61">=&gt;</text:span> {</text:p>
      <text:p text:style-name="P34"><text:s text:c="2"/><text:span text:style-name="T59">console</text:span><text:span text:style-name="T2">.</text:span><text:span text:style-name="T59">log</text:span><text:span text:style-name="T2">(snapshot.</text:span><text:span text:style-name="T76">key</text:span><text:span text:style-name="T2">) <text:s text:c="2"/>//</text:span><text:span text:style-name="T3">equivale al path</text:span></text:p>
      <text:p text:style-name="P34"><text:s text:c="2"/><text:span text:style-name="T59">console</text:span><text:span text:style-name="T2">.</text:span><text:span text:style-name="T59">log</text:span><text:span text:style-name="T2">(snapshot.</text:span><text:span text:style-name="T76">val</text:span><text:span text:style-name="T2">()) //</text:span><text:span text:style-name="T4">devuelve un objeto</text:span></text:p>
      <text:p text:style-name="P33">});</text:p>
      <text:h text:style-name="P26" text:outline-level="2"><text:bookmark text:name="user-content-querying"/>Querying?</text:h>
      <text:p text:style-name="P14"><text:span text:style-name="T7">Debido a que </text:span><text:span text:style-name="Source_20_Text"><text:span text:style-name="T25">FirebaseObjectObservable</text:span></text:span><text:span text:style-name="Source_20_Text"><text:span text:style-name="T20"> </text:span></text:span><text:span text:style-name="T7">sincroniza objetos de</text:span><text:span text:style-name="T13">sde</text:span><text:span text:style-name="T7"> la base de datos en tiempo real, la </text:span><text:span text:style-name="T16">ordenación</text:span><text:span text:style-name="T13"> </text:span><text:span text:style-name="T7">no tendrá ningún efecto en las consultas que no están limitadas por un </text:span><text:span text:style-name="T13">rango</text:span><text:span text:style-name="T7">. Por ejemplo, al paginar, se le proporcionaría una consulta con un </text:span><text:span text:style-name="T13">sort </text:span><text:span text:style-name="T7">y un filt</text:span><text:span text:style-name="T13">er</text:span><text:span text:style-name="T7">. Tanto la operación de </text:span><text:span text:style-name="T16">sort</text:span><text:span text:style-name="T7"> como la operación de </text:span><text:span text:style-name="T16">filter </text:span><text:span text:style-name="T7">afectan al subconjunto de datos que devuelve la consulta; Sin embargo, debido a que el objeto resultante es simplemente json, el orden de </text:span><text:span text:style-name="T13">sort </text:span><text:span text:style-name="T7">no se </text:span><text:soft-page-break/><text:span text:style-name="T7">prese</text:span><text:span text:style-name="T13">r</text:span><text:span text:style-name="T7">v</text:span><text:span text:style-name="T13">a</text:span><text:span text:style-name="T7"> localmente. Por lo tanto, para las operaciones que requieren </text:span><text:span text:style-name="T13">el sort</text:span><text:span text:style-name="T7">, es probable que esté buscando una </text:span><text:a xlink:type="simple" xlink:href="https://github.com/angular/angularfire2/blob/master/docs/3-retrieving-data-as-lists.md"><text:span text:style-name="T42">lista</text:span></text:a></text:p>
      <text:h text:style-name="Heading_20_3" text:outline-level="3"><text:a xlink:type="simple" xlink:href="https://github.com/angular/angularfire2/blob/master/docs/3-retrieving-data-as-lists.md"><text:span text:style-name="T43">Siguiente paso: Recuperación de datos como listas</text:span></text:a>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2:31:39.671692575</meta:creation-date>
    <dc:date>2017-08-30T16:18:20.836926110</dc:date>
    <meta:editing-duration>PT3H44M23S</meta:editing-duration>
    <meta:editing-cycles>49</meta:editing-cycles>
    <meta:generator>LibreOffice/4.2.8.2$Linux_X86_64 LibreOffice_project/420m0$Build-2</meta:generator>
    <meta:document-statistic meta:table-count="2" meta:image-count="0" meta:object-count="0" meta:page-count="6" meta:paragraph-count="123" meta:word-count="919" meta:character-count="6856" meta:non-whitespace-character-count="5959"/>
  </office:meta>
</office:document-meta>
</file>